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Liberation Mono" svg:font-family="'Liberation Mono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0000" style:font-name="Liberation Mono" fo:font-size="10pt" fo:font-weight="normal" fo:background-color="transparent" style:font-name-asian="Liberation Mono" style:font-name-complex="Liberation Mono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officeooo:rsid="0019bfd8"/>
    </style:style>
    <style:style style:name="T3" style:family="text">
      <style:text-properties officeooo:rsid="001b1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m</text:span>(IOS) <text:s text:c="22"/>Specifica<text:span text:style-name="T2">t</text:span>ion Document <text:s text:c="23"/><text:span text:style-name="T2">rm</text:span>(<text:span text:style-name="T2">IOS</text:span>)</text:p>
      <text:p text:style-name="P2"/>
      <text:p text:style-name="P2"/>
      <text:p text:style-name="P2"/>
      <text:p text:style-name="P1">NAME</text:p>
      <text:p text:style-name="P1"><text:s text:c="7"/>rm - remove files or directories</text:p>
      <text:p text:style-name="P2"/>
      <text:p text:style-name="P1">SYNOPSIS</text:p>
      <text:p text:style-name="P1"><text:s text:c="7"/>rm <text:span text:style-name="T3">[FILE]</text:span></text:p>
      <text:p text:style-name="P2"/>
      <text:p text:style-name="P1">DESCRIPTION</text:p>
      <text:p text:style-name="P1"><text:tab/>This command is used to delete or remove files and directory of the game.</text:p>
      <text:p text:style-name="P1"><text:tab/></text:p>
      <text:p text:style-name="P1">REPORTING BUGS</text:p>
      <text:p text:style-name="P1"><text:s text:c="7"/>No bugs known.</text:p>
      <text:p text:style-name="P2"/>
      <text:p text:style-name="P1">AUTHOR</text:p>
      <text:p text:style-name="P1"><text:tab/> <text:s/>Written by Jon Rubio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Liberation Mono" svg:font-family="'Liberation Mono'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5T17:04:33.546299738</dc:date>
    <meta:editing-duration>PT58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12" meta:word-count="39" meta:character-count="300" meta:non-whitespace-character-count="201"/>
  </office:meta>
</office:document-meta>
</file>